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78000000438921FDEC1F9F94D6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6.491cm, 5.118cm, 6.039cm, 32.32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5cm" svg:height="5cm" svg:x="6.401cm" svg:y="8.7cm">
          <draw:image xlink:href="Pictures/100000000000078000000438921FDEC1F9F94D6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8:49:50.691564777</meta:creation-date>
    <dc:date>2017-06-13T18:57:01.428083948</dc:date>
    <meta:editing-duration>PT7M12S</meta:editing-duration>
    <meta:editing-cycles>2</meta:editing-cycles>
    <meta:generator>LibreOffice/5.2.3.2$Linux_x86 LibreOffice_project/20m0$Build-2</meta:generator>
    <meta:document-statistic meta:object-count="1"/>
  </office:meta>
</office:document-meta>
</file>